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6773" officeooo:paragraph-rsid="00146773"/>
    </style:style>
    <style:style style:name="P2" style:family="paragraph" style:parent-style-name="Standard">
      <style:paragraph-properties>
        <style:tab-stops>
          <style:tab-stop style:position="10.107cm"/>
        </style:tab-stops>
      </style:paragraph-properties>
      <style:text-properties officeooo:rsid="00146773" officeooo:paragraph-rsid="00146773"/>
    </style:style>
    <style:style style:name="P3" style:family="paragraph" style:parent-style-name="Standard">
      <style:paragraph-properties>
        <style:tab-stops>
          <style:tab-stop style:position="10.107cm"/>
        </style:tab-stops>
      </style:paragraph-properties>
      <style:text-properties officeooo:rsid="00146773" officeooo:paragraph-rsid="00146773"/>
    </style:style>
    <style:style style:name="P4" style:family="paragraph" style:parent-style-name="Standard">
      <style:paragraph-properties>
        <style:tab-stops>
          <style:tab-stop style:position="10.107cm"/>
        </style:tab-stops>
      </style:paragraph-properties>
      <style:text-properties officeooo:rsid="00146773" officeooo:paragraph-rsid="00165c63"/>
    </style:style>
    <style:style style:name="P5" style:family="paragraph" style:parent-style-name="Standard">
      <style:paragraph-properties>
        <style:tab-stops>
          <style:tab-stop style:position="10.107cm"/>
        </style:tab-stops>
      </style:paragraph-properties>
      <style:text-properties officeooo:paragraph-rsid="00146773"/>
    </style:style>
    <style:style style:name="P6" style:family="paragraph" style:parent-style-name="Standard">
      <style:paragraph-properties>
        <style:tab-stops>
          <style:tab-stop style:position="10.107cm"/>
        </style:tab-stops>
      </style:paragraph-properties>
      <style:text-properties officeooo:rsid="00165c63" officeooo:paragraph-rsid="00146773"/>
    </style:style>
    <style:style style:name="P7" style:family="paragraph" style:parent-style-name="Standard">
      <style:paragraph-properties>
        <style:tab-stops>
          <style:tab-stop style:position="10.107cm"/>
        </style:tab-stops>
      </style:paragraph-properties>
      <style:text-properties officeooo:rsid="00165c63" officeooo:paragraph-rsid="00165c63"/>
    </style:style>
    <style:style style:name="P8" style:family="paragraph" style:parent-style-name="Standard">
      <style:paragraph-properties>
        <style:tab-stops>
          <style:tab-stop style:position="10.107cm"/>
        </style:tab-stops>
      </style:paragraph-properties>
      <style:text-properties officeooo:rsid="00165c63" officeooo:paragraph-rsid="00177bf7"/>
    </style:style>
    <style:style style:name="P9" style:family="paragraph" style:parent-style-name="Standard">
      <style:paragraph-properties>
        <style:tab-stops>
          <style:tab-stop style:position="10.107cm"/>
        </style:tab-stops>
      </style:paragraph-properties>
      <style:text-properties officeooo:rsid="00176bfb" officeooo:paragraph-rsid="00176bfb"/>
    </style:style>
    <style:style style:name="P10" style:family="paragraph" style:parent-style-name="Standard">
      <style:paragraph-properties>
        <style:tab-stops>
          <style:tab-stop style:position="10.107cm"/>
        </style:tab-stops>
      </style:paragraph-properties>
      <style:text-properties officeooo:rsid="00177bf7" officeooo:paragraph-rsid="00177bf7"/>
    </style:style>
    <style:style style:name="P11" style:family="paragraph" style:parent-style-name="Standard">
      <style:paragraph-properties>
        <style:tab-stops>
          <style:tab-stop style:position="10.107cm"/>
        </style:tab-stops>
      </style:paragraph-properties>
      <style:text-properties officeooo:rsid="0017b28d" officeooo:paragraph-rsid="0017b28d"/>
    </style:style>
    <style:style style:name="P12" style:family="paragraph" style:parent-style-name="Standard">
      <style:text-properties officeooo:rsid="0017b28d" officeooo:paragraph-rsid="0017b28d"/>
    </style:style>
    <style:style style:name="P13" style:family="paragraph" style:parent-style-name="Standard">
      <style:paragraph-properties>
        <style:tab-stops>
          <style:tab-stop style:position="10.107cm"/>
        </style:tab-stops>
      </style:paragraph-properties>
      <style:text-properties officeooo:rsid="0018a373" officeooo:paragraph-rsid="0018a373"/>
    </style:style>
    <style:style style:name="T1" style:family="text">
      <style:text-properties officeooo:rsid="00146773"/>
    </style:style>
    <style:style style:name="T2" style:family="text">
      <style:text-properties officeooo:rsid="00165c63"/>
    </style:style>
    <style:style style:name="T3" style:family="text">
      <style:text-properties officeooo:rsid="00176bfb"/>
    </style:style>
    <style:style style:name="T4" style:family="text">
      <style:text-properties officeooo:rsid="00177bf7"/>
    </style:style>
    <style:style style:name="T5" style:family="text">
      <style:text-properties officeooo:rsid="0018a3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rjorie MEZIERE<text:tab/>A Bron, le 10 juillet 2018<text:tab/></text:p>
      <text:p text:style-name="P1">25B rue Marcel Bramet</text:p>
      <text:p text:style-name="P1">69500 BRON</text:p>
      <text:p text:style-name="P12">0616912792</text:p>
      <text:p text:style-name="P1"/>
      <text:p text:style-name="P2"><text:tab/>ELCIA</text:p>
      <text:p text:style-name="P4"><text:tab/><text:span text:style-name="T2">A l’attention de </text:span></text:p>
      <text:p text:style-name="P4"><text:span text:style-name="T2"><text:tab/>Madame Stéphanie Robin</text:span></text:p>
      <text:p text:style-name="P5"><text:span text:style-name="T1"><text:tab/></text:span>256, avenue Marcel Mérieux<text:line-break/><text:tab/>CS 01042<text:tab/><text:line-break/><text:tab/>69530 Brignais</text:p>
      <text:p text:style-name="P5"/>
      <text:p text:style-name="P5"/>
      <text:p text:style-name="P5"/>
      <text:p text:style-name="P2">Objet : votre offre pour un stage de développeur assistants vocaux</text:p>
      <text:p text:style-name="P2"/>
      <text:p text:style-name="P2"/>
      <text:p text:style-name="P2">Madame <text:span text:style-name="T2">Robin,</text:span></text:p>
      <text:p text:style-name="P2"/>
      <text:p text:style-name="P7">Vivement intéressée par le métier de Développeur Web, je vous propose ma candidature pour votre offre de stage.</text:p>
      <text:p text:style-name="P7"/>
      <text:p text:style-name="P7">Actuellement en formation à la Wild Code School, je suis à la recherche d’un stage <text:span text:style-name="T4">qui</text:span> aura une durée de 3 à 6 mois et pourra démarrer dès la fin de ma formation (le 27 juillet)</text:p>
      <text:p text:style-name="P10">Lors de <text:span text:style-name="T5">cette</text:span> formation j'ai pu approfondir mes connaissances entre autres de Javascript avec ReactJS et NodeJS. J'ai pu également <text:span text:style-name="T5">apprendre l</text:span>es bonnes pratiques en matière de gestion de projets en méthode agile (SCRUM).</text:p>
      <text:p text:style-name="P6"/>
      <text:p text:style-name="P9">Avec l’amélioration continue de la reconnaissance vocale, cette technologie<text:span text:style-name="T2"> apporte de gros avantages de par sa simplicité et le côté naturel de son utilisation.</text:span></text:p>
      <text:p text:style-name="P7">Il est indéniable qu’<text:span text:style-name="T4">une grande majorité d</text:span>es communications passerons par ce biais dans l’avenir. <text:span text:style-name="T3">Il est donc primordial pour les entreprises et les professionnels du développement de s’y intéresser.</text:span></text:p>
      <text:p text:style-name="P7"/>
      <text:p text:style-name="P8">Votre offre m’attire <text:span text:style-name="T4">donc</text:span> particulièrement. </text:p>
      <text:p text:style-name="P8"><text:span text:style-name="T4">J</text:span>e suis, <text:span text:style-name="T4">en effet, </text:span>passionnée par les nouvelles technologies et surtout <text:span text:style-name="T4">par </text:span>les <text:span text:style-name="T3">enceintes</text:span> voca<text:span text:style-name="T3">les</text:span> fraichement débarqué<text:span text:style-name="T4">e</text:span>s en France. <text:span text:style-name="T4">Je souhaitais d’ailleurs me former de manière autonome dans ce domaine durant mon temps libre à la fin de ma formation.</text:span></text:p>
      <text:p text:style-name="P8"/>
      <text:p text:style-name="P13">Je pense donc que ELCIA serait le lieu idéal pour que je puisse découvrir plus en détails le métier de développeur.</text:p>
      <text:p text:style-name="P11"/>
      <text:p text:style-name="P11">Je me tiens à votre disposition pour un entretien qui me permettra d'exposer plus en détails mes compétences et ma motivation ainsi que mes attentes pour ce stage.</text:p>
      <text:p text:style-name="P11"/>
      <text:p text:style-name="P11">Cordialement,</text:p>
      <text:p text:style-name="P11"/>
      <text:p text:style-name="P11"/>
      <text:p text:style-name="P11"><text:tab/>Mlle MEZIE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0T11:56:32.164256030</meta:creation-date>
    <dc:date>2018-07-10T12:46:23.423326640</dc:date>
    <meta:editing-duration>PT8M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1" meta:word-count="281" meta:character-count="1733" meta:non-whitespace-character-count="1462"/>
  </office:meta>
</office:document-meta>
</file>